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Rectangle</text:h>
                    <text:list>
                        <text:list-item>
                            <text:h text:style-name="Heading_20_2" text:outline-level="2">Description</text:h>
                        </text:list-item>
                    </text:list>
                </text:list-item>
            </text:list>

            <text:p text:style-name="Standard"><text:span>This Widget renders a solid rectangle using the background color from the </text:span><text:span text:style-name="backtick">Default</text:span><text:span> style. It can also be used to render horizontal (if height is 1 pixel)) and vertical lines (if width is 1 pixel).</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